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00d1576" style:language-asian="ja" style:country-asian="JP"/>
    </style:style>
    <style:style style:name="P3" style:family="paragraph" style:parent-style-name="Text_20_body">
      <style:text-properties style:language-asian="ja" style:country-asian="JP"/>
    </style:style>
    <style:style style:name="P4" style:family="paragraph" style:parent-style-name="Text_20_body">
      <style:text-properties officeooo:paragraph-rsid="002fb6b2" style:language-asian="ja" style:country-asian="JP"/>
    </style:style>
    <style:style style:name="P5" style:family="paragraph" style:parent-style-name="Text_20_body">
      <style:paragraph-properties fo:text-align="end" style:justify-single-word="false"/>
      <style:text-properties officeooo:paragraph-rsid="001d5ea2" style:language-asian="ja" style:country-asian="JP"/>
    </style:style>
    <style:style style:name="P6" style:family="paragraph" style:parent-style-name="Text_20_body">
      <style:text-properties style:text-underline-style="none" style:language-asian="ja" style:country-asian="JP"/>
    </style:style>
    <style:style style:name="P7" style:family="paragraph" style:parent-style-name="Text_20_body">
      <style:text-properties style:text-underline-style="none" officeooo:rsid="0073dc2f" officeooo:paragraph-rsid="0073dc2f" style:language-asian="ja" style:country-asian="JP"/>
    </style:style>
    <style:style style:name="P8" style:family="paragraph" style:parent-style-name="Text_20_body">
      <style:text-properties style:text-underline-style="none" officeooo:paragraph-rsid="0098cec0"/>
    </style:style>
    <style:style style:name="P9" style:family="paragraph" style:parent-style-name="Text_20_body">
      <style:text-properties style:text-underline-style="none" officeooo:paragraph-rsid="00ae89de"/>
    </style:style>
    <style:style style:name="P10" style:family="paragraph" style:parent-style-name="Text_20_body">
      <style:text-properties officeooo:paragraph-rsid="002bc260"/>
    </style:style>
    <style:style style:name="P11" style:family="paragraph" style:parent-style-name="Text_20_body">
      <style:text-properties officeooo:rsid="001e7041" officeooo:paragraph-rsid="0050fa16"/>
    </style:style>
    <style:style style:name="P12" style:family="paragraph" style:parent-style-name="Text_20_body">
      <style:text-properties officeooo:paragraph-rsid="00472e39"/>
    </style:style>
    <style:style style:name="P13" style:family="paragraph" style:parent-style-name="Text_20_body">
      <style:text-properties officeooo:paragraph-rsid="005b0981"/>
    </style:style>
    <style:style style:name="P14" style:family="paragraph" style:parent-style-name="Text_20_body">
      <style:text-properties officeooo:paragraph-rsid="001b7328"/>
    </style:style>
    <style:style style:name="P15" style:family="paragraph" style:parent-style-name="Text_20_body">
      <style:text-properties officeooo:rsid="0076f861" officeooo:paragraph-rsid="0076f861"/>
    </style:style>
    <style:style style:name="P16" style:family="paragraph" style:parent-style-name="Text_20_body">
      <style:text-properties officeooo:paragraph-rsid="00894e02"/>
    </style:style>
    <style:style style:name="P17" style:family="paragraph" style:parent-style-name="Text_20_body">
      <style:text-properties officeooo:rsid="007838f3" officeooo:paragraph-rsid="008eb0ff"/>
    </style:style>
    <style:style style:name="P18" style:family="paragraph" style:parent-style-name="Text_20_body">
      <style:text-properties officeooo:paragraph-rsid="0092d320"/>
    </style:style>
    <style:style style:name="P19" style:family="paragraph" style:parent-style-name="Text_20_body">
      <style:text-properties officeooo:paragraph-rsid="0098cec0"/>
    </style:style>
    <style:style style:name="P20" style:family="paragraph" style:parent-style-name="Text_20_body">
      <style:text-properties officeooo:paragraph-rsid="00a3173d"/>
    </style:style>
    <style:style style:name="P21" style:family="paragraph" style:parent-style-name="Text_20_body">
      <style:text-properties officeooo:paragraph-rsid="00a4b911"/>
    </style:style>
    <style:style style:name="P22" style:family="paragraph" style:parent-style-name="Text_20_body">
      <style:text-properties officeooo:paragraph-rsid="00a6ad08"/>
    </style:style>
    <style:style style:name="P23" style:family="paragraph" style:parent-style-name="Text_20_body">
      <style:text-properties officeooo:paragraph-rsid="00a86f5f"/>
    </style:style>
    <style:style style:name="P24" style:family="paragraph" style:parent-style-name="Text_20_body">
      <style:text-properties officeooo:paragraph-rsid="00affdd9"/>
    </style:style>
    <style:style style:name="P25" style:family="paragraph" style:parent-style-name="Text_20_body">
      <style:text-properties officeooo:paragraph-rsid="00b4cf3a"/>
    </style:style>
    <style:style style:name="P26" style:family="paragraph" style:parent-style-name="Standard" style:master-page-name="">
      <style:paragraph-properties fo:margin-left="0.37cm" fo:margin-right="0cm" fo:margin-top="0cm" fo:margin-bottom="0.275cm" style:contextual-spacing="false" fo:text-indent="-0.37cm" style:auto-text-indent="false" style:page-number="auto">
        <style:tab-stops/>
      </style:paragraph-properties>
      <style:text-properties officeooo:paragraph-rsid="002fb6b2" style:language-asian="ja" style:country-asian="JP"/>
    </style:style>
    <style:style style:name="P27" style:family="paragraph" style:parent-style-name="記述例">
      <style:text-properties style:language-asian="ja" style:country-asian="JP"/>
    </style:style>
    <style:style style:name="P28" style:family="paragraph" style:parent-style-name="記述例">
      <style:text-properties officeooo:paragraph-rsid="00105334"/>
    </style:style>
    <style:style style:name="P29" style:family="paragraph" style:parent-style-name="記述例">
      <style:text-properties style:text-underline-style="none" officeooo:paragraph-rsid="00105334"/>
    </style:style>
    <style:style style:name="P30" style:family="paragraph" style:parent-style-name="記述例">
      <style:text-properties officeooo:rsid="0076f861" officeooo:paragraph-rsid="0076f861"/>
    </style:style>
    <style:style style:name="P31" style:family="paragraph" style:parent-style-name="記述例">
      <style:text-properties officeooo:rsid="007838f3" officeooo:paragraph-rsid="007838f3"/>
    </style:style>
    <style:style style:name="P32" style:family="paragraph" style:parent-style-name="Text_20_body">
      <style:paragraph-properties fo:margin-top="0.55cm" fo:margin-bottom="0.215cm" style:contextual-spacing="false"/>
      <style:text-properties officeooo:paragraph-rsid="001b7328" style:language-asian="ja" style:country-asian="JP"/>
    </style:style>
    <style:style style:name="P33" style:family="paragraph" style:parent-style-name="Standard">
      <style:text-properties style:text-underline-style="none" officeooo:paragraph-rsid="001b7328" style:language-asian="ja" style:country-asian="JP"/>
    </style:style>
    <style:style style:name="P34" style:family="paragraph" style:parent-style-name="Title">
      <style:text-properties style:language-asian="ja" style:country-asian="JP"/>
    </style:style>
    <style:style style:name="P35" style:family="paragraph" style:parent-style-name="用語定義">
      <style:text-properties officeooo:paragraph-rsid="001b7328"/>
    </style:style>
    <style:style style:name="P36" style:family="paragraph" style:parent-style-name="Text_20_body_20_indent">
      <style:text-properties officeooo:paragraph-rsid="001b7328"/>
    </style:style>
    <style:style style:name="P37" style:family="paragraph" style:parent-style-name="用語">
      <style:text-properties officeooo:paragraph-rsid="001b7328"/>
    </style:style>
    <style:style style:name="P38" style:family="paragraph" style:parent-style-name="Standard" style:list-style-name="L1">
      <style:text-properties officeooo:paragraph-rsid="002fb6b2"/>
    </style:style>
    <style:style style:name="P39" style:family="paragraph" style:parent-style-name="Standard" style:list-style-name="L2">
      <style:text-properties officeooo:paragraph-rsid="010c21bc"/>
    </style:style>
    <style:style style:name="P40" style:family="paragraph" style:parent-style-name="Standard">
      <style:text-properties style:text-underline-style="none" officeooo:paragraph-rsid="00f5cae2" style:language-asian="ja" style:country-asian="JP"/>
    </style:style>
    <style:style style:name="P41" style:family="paragraph" style:parent-style-name="Standard" style:list-style-name="L1" style:master-page-name="">
      <style:paragraph-properties fo:margin-top="0.275cm" fo:margin-bottom="0cm" style:contextual-spacing="false" style:page-number="auto"/>
      <style:text-properties officeooo:paragraph-rsid="002fb6b2"/>
    </style:style>
    <style:style style:name="P42" style:family="paragraph" style:parent-style-name="Standard" style:list-style-name="L1" style:master-page-name="">
      <style:paragraph-properties fo:margin-top="0.275cm" fo:margin-bottom="0cm" style:contextual-spacing="false" fo:keep-together="always" style:page-number="auto"/>
      <style:text-properties officeooo:paragraph-rsid="002fb6b2"/>
    </style:style>
    <style:style style:name="P43" style:family="paragraph" style:parent-style-name="Standard" style:list-style-name="L1">
      <style:paragraph-properties fo:margin-top="0.275cm" fo:margin-bottom="0cm" style:contextual-spacing="false"/>
      <style:text-properties officeooo:paragraph-rsid="002fb6b2"/>
    </style:style>
    <style:style style:name="P44" style:family="paragraph" style:parent-style-name="Standard" style:list-style-name="L1">
      <style:paragraph-properties fo:margin-top="0.275cm" fo:margin-bottom="0cm" style:contextual-spacing="false"/>
      <style:text-properties fo:font-style="normal" officeooo:paragraph-rsid="002fb6b2" style:language-asian="ja" style:country-asian="JP" style:font-style-asian="normal" style:font-style-complex="normal"/>
    </style:style>
    <style:style style:name="P45" style:family="paragraph" style:parent-style-name="Standard" style:list-style-name="L1">
      <style:paragraph-properties fo:margin-top="0.275cm" fo:margin-bottom="0cm" style:contextual-spacing="false"/>
      <style:text-properties officeooo:paragraph-rsid="002fb6b2" style:language-asian="ja" style:country-asian="JP"/>
    </style:style>
    <style:style style:name="P46" style:family="paragraph" style:parent-style-name="Standard" style:list-style-name="L2">
      <style:paragraph-properties fo:margin-top="0.275cm" fo:margin-bottom="0cm" style:contextual-spacing="false"/>
      <style:text-properties style:text-underline-style="none" officeooo:paragraph-rsid="002fb6b2" style:language-asian="ja" style:country-asian="JP"/>
    </style:style>
    <style:style style:name="P47" style:family="paragraph" style:parent-style-name="Standard" style:list-style-name="L2">
      <style:paragraph-properties fo:margin-top="0.275cm" fo:margin-bottom="0cm" style:contextual-spacing="false"/>
      <style:text-properties style:text-underline-style="none" officeooo:paragraph-rsid="00fc9f68" style:language-asian="ja" style:country-asian="JP"/>
    </style:style>
    <style:style style:name="P48" style:family="paragraph" style:parent-style-name="Standard" style:list-style-name="L2">
      <style:paragraph-properties fo:margin-top="0.275cm" fo:margin-bottom="0cm" style:contextual-spacing="false"/>
      <style:text-properties style:text-underline-style="none" officeooo:paragraph-rsid="010c1df8" style:language-asian="ja" style:country-asian="JP"/>
    </style:style>
    <style:style style:name="P49" style:family="paragraph" style:parent-style-name="Standard" style:list-style-name="L2" style:master-page-name="">
      <style:paragraph-properties fo:margin-top="0.275cm" fo:margin-bottom="0cm" style:contextual-spacing="false" style:page-number="auto"/>
      <style:text-properties style:text-underline-style="none" officeooo:paragraph-rsid="00f3f749" style:language-asian="ja" style:country-asian="JP"/>
    </style:style>
    <style:style style:name="P50" style:family="paragraph" style:parent-style-name="Text_20_body" style:list-style-name="L3">
      <style:text-properties officeooo:paragraph-rsid="002fb6b2"/>
    </style:style>
    <style:style style:name="P51" style:family="paragraph" style:parent-style-name="Text_20_body" style:list-style-name="L3">
      <style:text-properties officeooo:paragraph-rsid="002fb6b2" style:language-asian="ja" style:country-asian="JP"/>
    </style:style>
    <style:style style:name="P52" style:family="paragraph" style:parent-style-name="Text_20_body" style:list-style-name="L4">
      <style:text-properties officeooo:paragraph-rsid="006fe7bd" style:language-asian="ja" style:country-asian="JP"/>
    </style:style>
    <style:style style:name="P53" style:family="paragraph" style:parent-style-name="Text_20_body">
      <style:text-properties officeooo:paragraph-rsid="00c0d78b" style:language-asian="ja" style:country-asian="JP"/>
    </style:style>
    <style:style style:name="P54" style:family="paragraph" style:parent-style-name="Text_20_body" style:list-style-name="L4">
      <style:text-properties officeooo:rsid="00c3d50e" officeooo:paragraph-rsid="00c3d50e" style:language-asian="ja" style:country-asian="JP"/>
    </style:style>
    <style:style style:name="P55" style:family="paragraph" style:parent-style-name="Text_20_body" style:list-style-name="L4">
      <style:text-properties style:text-underline-style="none" officeooo:paragraph-rsid="006fe7bd" style:language-asian="ja" style:country-asian="JP"/>
    </style:style>
    <style:style style:name="P56" style:family="paragraph" style:parent-style-name="Text_20_body">
      <style:text-properties style:text-underline-style="none" officeooo:paragraph-rsid="00db862c" style:language-asian="ja" style:country-asian="JP"/>
    </style:style>
    <style:style style:name="P57" style:family="paragraph" style:parent-style-name="Text_20_body">
      <style:text-properties style:text-underline-style="none" officeooo:paragraph-rsid="0105b5ad" style:language-asian="ja" style:country-asian="JP"/>
    </style:style>
    <style:style style:name="P58" style:family="paragraph" style:parent-style-name="Text_20_body">
      <style:text-properties style:text-underline-style="none" officeooo:paragraph-rsid="001d5ea2" style:language-asian="ja" style:country-asian="JP"/>
    </style:style>
    <style:style style:name="P59" style:family="paragraph" style:parent-style-name="Text_20_body">
      <style:text-properties officeooo:paragraph-rsid="00d33dda"/>
    </style:style>
    <style:style style:name="P60" style:family="paragraph" style:parent-style-name="Text_20_body" style:list-style-name="L3">
      <style:text-properties officeooo:rsid="00e6a973" officeooo:paragraph-rsid="00e9d6da"/>
    </style:style>
    <style:style style:name="P61" style:family="paragraph" style:parent-style-name="Text_20_body" style:list-style-name="L3" style:master-page-name="">
      <style:paragraph-properties fo:keep-together="always" style:page-number="auto"/>
      <style:text-properties officeooo:paragraph-rsid="002fb6b2"/>
    </style:style>
    <style:style style:name="P62" style:family="paragraph" style:parent-style-name="Heading_20_2">
      <style:text-properties officeooo:paragraph-rsid="001e7041"/>
    </style:style>
    <style:style style:name="P63" style:family="paragraph" style:parent-style-name="Heading_20_2">
      <style:text-properties officeooo:paragraph-rsid="002fb6b2"/>
    </style:style>
    <style:style style:name="P64" style:family="paragraph" style:parent-style-name="Heading_20_2">
      <style:text-properties officeooo:rsid="0076f861" officeooo:paragraph-rsid="0077dae3"/>
    </style:style>
    <style:style style:name="P65" style:family="paragraph" style:parent-style-name="記述例">
      <style:text-properties officeooo:paragraph-rsid="00d1aaa6"/>
    </style:style>
    <style:style style:name="P66" style:family="paragraph" style:parent-style-name="記述例">
      <style:text-properties officeooo:paragraph-rsid="00e12819"/>
    </style:style>
    <style:style style:name="P67" style:family="paragraph" style:parent-style-name="記述例">
      <style:text-properties officeooo:paragraph-rsid="010440b8"/>
    </style:style>
    <style:style style:name="P68" style:family="paragraph" style:parent-style-name="記述例">
      <style:text-properties officeooo:paragraph-rsid="0104cbe8"/>
    </style:style>
    <style:style style:name="P69" style:family="paragraph" style:parent-style-name="記述例">
      <style:text-properties officeooo:paragraph-rsid="01128ecc"/>
    </style:style>
    <style:style style:name="P70" style:family="paragraph" style:parent-style-name="Heading_20_3">
      <style:text-properties style:language-asian="ja" style:country-asian="JP"/>
    </style:style>
    <style:style style:name="P71" style:family="paragraph" style:parent-style-name="Heading_20_3">
      <style:text-properties officeooo:paragraph-rsid="001b7328"/>
    </style:style>
    <style:style style:name="P72" style:family="paragraph" style:parent-style-name="Heading_20_3">
      <style:text-properties officeooo:paragraph-rsid="002fb6b2"/>
    </style:style>
    <style:style style:name="P73" style:family="paragraph" style:parent-style-name="Heading_20_3">
      <style:paragraph-properties fo:margin-top="0.275cm" fo:margin-bottom="0.21cm" style:contextual-spacing="false"/>
      <style:text-properties officeooo:paragraph-rsid="001b7328"/>
    </style:style>
    <style:style style:name="P74" style:family="paragraph" style:parent-style-name="Heading_20_3">
      <style:paragraph-properties fo:margin-top="0.55cm" fo:margin-bottom="0.21cm" style:contextual-spacing="false"/>
      <style:text-properties officeooo:paragraph-rsid="002fb6b2"/>
    </style:style>
    <style:style style:name="P75" style:family="paragraph" style:parent-style-name="Heading_20_4">
      <style:text-properties officeooo:paragraph-rsid="010e957b"/>
    </style:style>
    <style:style style:name="T1" style:family="text">
      <style:text-properties style:language-asian="ja" style:country-asian="JP"/>
    </style:style>
    <style:style style:name="T2" style:family="text">
      <style:text-properties officeooo:rsid="0013b64a" style:language-asian="ja" style:country-asian="JP"/>
    </style:style>
    <style:style style:name="T3" style:family="text">
      <style:text-properties officeooo:rsid="0024a185" style:language-asian="ja" style:country-asian="JP"/>
    </style:style>
    <style:style style:name="T4" style:family="text">
      <style:text-properties officeooo:rsid="0050fa16" style:language-asian="ja" style:country-asian="JP"/>
    </style:style>
    <style:style style:name="T5" style:family="text">
      <style:text-properties officeooo:rsid="005dde89" style:language-asian="ja" style:country-asian="JP"/>
    </style:style>
    <style:style style:name="T6" style:family="text">
      <style:text-properties officeooo:rsid="006b858b" style:language-asian="ja" style:country-asian="JP"/>
    </style:style>
    <style:style style:name="T7" style:family="text">
      <style:text-properties officeooo:rsid="0083df74" style:language-asian="ja" style:country-asian="JP"/>
    </style:style>
    <style:style style:name="T8" style:family="text">
      <style:text-properties officeooo:rsid="0085a1af" style:language-asian="ja" style:country-asian="JP"/>
    </style:style>
    <style:style style:name="T9" style:family="text">
      <style:text-properties officeooo:rsid="0092d320" style:language-asian="ja" style:country-asian="JP"/>
    </style:style>
    <style:style style:name="T10" style:family="text">
      <style:text-properties officeooo:rsid="0092f9ca" style:language-asian="ja" style:country-asian="JP"/>
    </style:style>
    <style:style style:name="T11" style:family="text">
      <style:text-properties officeooo:rsid="00b4cf3a" style:language-asian="ja" style:country-asian="JP"/>
    </style:style>
    <style:style style:name="T12" style:family="text">
      <style:text-properties officeooo:rsid="00d16c06" style:language-asian="ja" style:country-asian="JP"/>
    </style:style>
    <style:style style:name="T13" style:family="text">
      <style:text-properties officeooo:rsid="00cb35b2" style:language-asian="ja" style:country-asian="JP"/>
    </style:style>
    <style:style style:name="T14" style:family="text">
      <style:text-properties officeooo:rsid="00da0998" style:language-asian="ja" style:country-asian="JP"/>
    </style:style>
    <style:style style:name="T15" style:family="text">
      <style:text-properties officeooo:rsid="00dc075c" style:language-asian="ja" style:country-asian="JP"/>
    </style:style>
    <style:style style:name="T16" style:family="text">
      <style:text-properties officeooo:rsid="00dd276f" style:language-asian="ja" style:country-asian="JP"/>
    </style:style>
    <style:style style:name="T17" style:family="text">
      <style:text-properties officeooo:rsid="00ddcb7b" style:language-asian="ja" style:country-asian="JP"/>
    </style:style>
    <style:style style:name="T18" style:family="text">
      <style:text-properties officeooo:rsid="00df15b2" style:language-asian="ja" style:country-asian="JP"/>
    </style:style>
    <style:style style:name="T19" style:family="text">
      <style:text-properties officeooo:rsid="00e12819" style:language-asian="ja" style:country-asian="JP"/>
    </style:style>
    <style:style style:name="T20" style:family="text">
      <style:text-properties officeooo:rsid="00e3e6f8" style:language-asian="ja" style:country-asian="JP"/>
    </style:style>
    <style:style style:name="T21" style:family="text">
      <style:text-properties officeooo:rsid="00e4a8f6" style:language-asian="ja" style:country-asian="JP"/>
    </style:style>
    <style:style style:name="T22" style:family="text">
      <style:text-properties officeooo:rsid="01005ec3" style:language-asian="ja" style:country-asian="JP"/>
    </style:style>
    <style:style style:name="T23" style:family="text">
      <style:text-properties officeooo:rsid="01009083" style:language-asian="ja" style:country-asian="JP"/>
    </style:style>
    <style:style style:name="T24" style:family="text">
      <style:text-properties officeooo:rsid="01025371" style:language-asian="ja" style:country-asian="JP"/>
    </style:style>
    <style:style style:name="T25" style:family="text">
      <style:text-properties fo:font-style="italic" style:font-style-asian="italic" style:font-style-complex="italic"/>
    </style:style>
    <style:style style:name="T26" style:family="text">
      <style:text-properties fo:font-style="italic" officeooo:rsid="00ee83ba" style:font-style-asian="italic" style:font-style-complex="italic"/>
    </style:style>
    <style:style style:name="T27" style:family="text">
      <style:text-properties fo:font-style="italic" officeooo:rsid="01074bb9"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style:language-asian="ja" style:country-asian="JP" style:font-style-asian="italic" style:font-style-complex="italic"/>
    </style:style>
    <style:style style:name="T30" style:family="text">
      <style:text-properties fo:font-style="italic" style:text-underline-style="none" officeooo:rsid="01074bb9" style:language-asian="ja" style:country-asian="JP" style:font-style-asian="italic" style:font-style-complex="italic"/>
    </style:style>
    <style:style style:name="T31" style:family="text">
      <style:text-properties fo:font-style="italic" style:language-asian="ja" style:country-asian="JP" style:font-style-asian="italic" style:font-style-complex="italic"/>
    </style:style>
    <style:style style:name="T32" style:family="text">
      <style:text-properties style:text-position="sub 58%" fo:font-style="italic" style:font-style-asian="italic" style:font-style-complex="italic"/>
    </style:style>
    <style:style style:name="T33" style:family="text">
      <style:text-properties style:text-position="sub 58%" fo:font-style="italic" officeooo:rsid="01074bb9" style:font-style-asian="italic" style:font-style-complex="italic"/>
    </style:style>
    <style:style style:name="T34" style:family="text">
      <style:text-properties style:text-position="sub 58%" fo:font-style="italic" style:text-underline-style="none" style:language-asian="ja" style:country-asian="JP" style:font-style-asian="italic" style:font-style-complex="italic"/>
    </style:style>
    <style:style style:name="T35" style:family="text">
      <style:text-properties style:text-position="sub 58%" fo:font-style="italic" style:language-asian="ja" style:country-asian="JP" style:font-style-asian="italic" style:font-style-complex="italic"/>
    </style:style>
    <style:style style:name="T36" style:family="text">
      <style:text-properties style:text-underline-style="none"/>
    </style:style>
    <style:style style:name="T37" style:family="text">
      <style:text-properties style:text-underline-style="none" style:language-asian="ja" style:country-asian="JP"/>
    </style:style>
    <style:style style:name="T38" style:family="text">
      <style:text-properties style:text-underline-style="none" officeooo:rsid="0013b64a" style:language-asian="ja" style:country-asian="JP"/>
    </style:style>
    <style:style style:name="T39" style:family="text">
      <style:text-properties style:text-underline-style="none" officeooo:rsid="0026eb2e" style:language-asian="ja" style:country-asian="JP"/>
    </style:style>
    <style:style style:name="T40" style:family="text">
      <style:text-properties style:text-underline-style="none" officeooo:rsid="00e9d6da" style:language-asian="ja" style:country-asian="JP"/>
    </style:style>
    <style:style style:name="T41" style:family="text">
      <style:text-properties style:text-underline-style="none" officeooo:rsid="00ee51c2" style:language-asian="ja" style:country-asian="JP"/>
    </style:style>
    <style:style style:name="T42" style:family="text">
      <style:text-properties style:text-underline-style="none" officeooo:rsid="01074bb9" style:language-asian="ja" style:country-asian="JP"/>
    </style:style>
    <style:style style:name="T43" style:family="text">
      <style:text-properties style:text-underline-style="none" officeooo:rsid="010c42e3" style:language-asian="ja" style:country-asian="JP"/>
    </style:style>
    <style:style style:name="T44" style:family="text">
      <style:text-properties style:text-underline-style="none" officeooo:rsid="00ecf6c2"/>
    </style:style>
    <style:style style:name="T45" style:family="text">
      <style:text-properties style:text-underline-style="none" officeooo:rsid="00ee51c2"/>
    </style:style>
    <style:style style:name="T46" style:family="text">
      <style:text-properties fo:font-style="normal" style:language-asian="ja" style:country-asian="JP" style:font-style-asian="normal" style:font-style-complex="normal"/>
    </style:style>
    <style:style style:name="T47" style:family="text">
      <style:text-properties fo:font-style="normal" style:font-style-asian="normal" style:font-style-complex="normal"/>
    </style:style>
    <style:style style:name="T48" style:family="text">
      <style:text-properties fo:font-style="normal" officeooo:rsid="01074bb9" style:font-style-asian="normal" style:font-style-complex="normal"/>
    </style:style>
    <style:style style:name="T49" style:family="text">
      <style:text-properties fo:font-style="normal" style:text-underline-style="none" officeooo:rsid="00ee51c2" style:font-style-asian="normal" style:font-style-complex="normal"/>
    </style:style>
    <style:style style:name="T50" style:family="text">
      <style:text-properties fo:font-style="normal" style:text-underline-style="none" officeooo:rsid="01074bb9" style:language-asian="ja" style:country-asian="JP" style:font-style-asian="normal" style:font-style-complex="normal"/>
    </style:style>
    <style:style style:name="T51" style:family="text">
      <style:text-properties style:text-position="0% 100%" fo:font-style="italic" style:font-style-asian="italic" style:font-style-complex="italic"/>
    </style:style>
    <style:style style:name="T52" style:family="text">
      <style:text-properties style:text-position="0% 100%" fo:font-style="italic" officeooo:rsid="01074bb9" style:font-style-asian="italic" style:font-style-complex="italic"/>
    </style:style>
    <style:style style:name="T53" style:family="text">
      <style:text-properties style:text-position="0% 100%" fo:font-style="italic" style:text-underline-style="none" style:language-asian="ja" style:country-asian="JP" style:font-style-asian="italic" style:font-style-complex="italic"/>
    </style:style>
    <style:style style:name="T54" style:family="text">
      <style:text-properties style:text-position="0% 100%" fo:font-style="italic" style:text-underline-style="none" officeooo:rsid="01074bb9" style:language-asian="ja" style:country-asian="JP" style:font-style-asian="italic" style:font-style-complex="italic"/>
    </style:style>
    <style:style style:name="T55" style:family="text">
      <style:text-properties style:text-position="0% 100%" fo:font-style="normal" style:font-style-asian="normal" style:font-style-complex="normal"/>
    </style:style>
    <style:style style:name="T56" style:family="text">
      <style:text-properties style:text-position="0% 100%" fo:font-style="normal" officeooo:rsid="01074bb9" style:font-style-asian="normal" style:font-style-complex="normal"/>
    </style:style>
    <style:style style:name="T57" style:family="text">
      <style:text-properties style:text-position="0% 100%" fo:font-style="normal" style:text-underline-style="none" style:language-asian="ja" style:country-asian="JP" style:font-style-asian="normal" style:font-style-complex="normal"/>
    </style:style>
    <style:style style:name="T58" style:family="text">
      <style:text-properties officeooo:rsid="000aefe3"/>
    </style:style>
    <style:style style:name="T59" style:family="text">
      <style:text-properties officeooo:rsid="000c9691"/>
    </style:style>
    <style:style style:name="T60" style:family="text">
      <style:text-properties officeooo:rsid="001e7041"/>
    </style:style>
    <style:style style:name="T61" style:family="text">
      <style:text-properties officeooo:rsid="0039bf07"/>
    </style:style>
    <style:style style:name="T62" style:family="text">
      <style:text-properties officeooo:rsid="003d9e25"/>
    </style:style>
    <style:style style:name="T63" style:family="text">
      <style:text-properties officeooo:rsid="004628b3"/>
    </style:style>
    <style:style style:name="T64" style:family="text">
      <style:text-properties officeooo:rsid="0046a43c"/>
    </style:style>
    <style:style style:name="T65" style:family="text">
      <style:text-properties officeooo:rsid="00472e39"/>
    </style:style>
    <style:style style:name="T66" style:family="text">
      <style:text-properties officeooo:rsid="004a280f"/>
    </style:style>
    <style:style style:name="T67" style:family="text">
      <style:text-properties officeooo:rsid="0050fa16"/>
    </style:style>
    <style:style style:name="T68" style:family="text">
      <style:text-properties officeooo:rsid="00529552"/>
    </style:style>
    <style:style style:name="T69" style:family="text">
      <style:text-properties officeooo:rsid="00546737"/>
    </style:style>
    <style:style style:name="T70" style:family="text">
      <style:text-properties officeooo:rsid="0055b388"/>
    </style:style>
    <style:style style:name="T71" style:family="text">
      <style:text-properties officeooo:rsid="005f5234"/>
    </style:style>
    <style:style style:name="T72" style:family="text">
      <style:text-properties officeooo:rsid="005fd704"/>
    </style:style>
    <style:style style:name="T73" style:family="text">
      <style:text-properties officeooo:rsid="0060bae3"/>
    </style:style>
    <style:style style:name="T74" style:family="text">
      <style:text-properties officeooo:rsid="006502bc"/>
    </style:style>
    <style:style style:name="T75" style:family="text">
      <style:text-properties officeooo:rsid="006811c6"/>
    </style:style>
    <style:style style:name="T76" style:family="text">
      <style:text-properties officeooo:rsid="00698ede"/>
    </style:style>
    <style:style style:name="T77" style:family="text">
      <style:text-properties officeooo:rsid="0075200c"/>
    </style:style>
    <style:style style:name="T78" style:family="text">
      <style:text-properties officeooo:rsid="0077dae3"/>
    </style:style>
    <style:style style:name="T79" style:family="text">
      <style:text-properties officeooo:rsid="007838f3"/>
    </style:style>
    <style:style style:name="T80" style:family="text">
      <style:text-properties officeooo:rsid="007c9990"/>
    </style:style>
    <style:style style:name="T81" style:family="text">
      <style:text-properties officeooo:rsid="007d61b4"/>
    </style:style>
    <style:style style:name="T82" style:family="text">
      <style:text-properties fo:font-weight="bold" style:font-weight-asian="bold" style:font-weight-complex="bold"/>
    </style:style>
    <style:style style:name="T83" style:family="text">
      <style:text-properties officeooo:rsid="0083df74"/>
    </style:style>
    <style:style style:name="T84" style:family="text">
      <style:text-properties officeooo:rsid="00894e02"/>
    </style:style>
    <style:style style:name="T85" style:family="text">
      <style:text-properties officeooo:rsid="008c50e4"/>
    </style:style>
    <style:style style:name="T86" style:family="text">
      <style:text-properties officeooo:rsid="009027b8"/>
    </style:style>
    <style:style style:name="T87" style:family="text">
      <style:text-properties officeooo:rsid="009ab26a"/>
    </style:style>
    <style:style style:name="T88" style:family="text">
      <style:text-properties officeooo:rsid="00a4b911"/>
    </style:style>
    <style:style style:name="T89" style:family="text">
      <style:text-properties officeooo:rsid="00a86f5f"/>
    </style:style>
    <style:style style:name="T90" style:family="text">
      <style:text-properties officeooo:rsid="00b4cf3a"/>
    </style:style>
    <style:style style:name="T91" style:family="text">
      <style:text-properties officeooo:rsid="00b64c2b"/>
    </style:style>
    <style:style style:name="T92" style:family="text">
      <style:text-properties officeooo:rsid="00b8135b"/>
    </style:style>
    <style:style style:name="T93" style:family="text">
      <style:text-properties officeooo:rsid="00c1bd96"/>
    </style:style>
    <style:style style:name="T94" style:family="text">
      <style:text-properties officeooo:rsid="00cb35b2"/>
    </style:style>
    <style:style style:name="T95" style:family="text">
      <style:text-properties officeooo:rsid="00ce28ef"/>
    </style:style>
    <style:style style:name="T96" style:family="text">
      <style:text-properties officeooo:rsid="00d01355"/>
    </style:style>
    <style:style style:name="T97" style:family="text">
      <style:text-properties officeooo:rsid="00d33dda"/>
    </style:style>
    <style:style style:name="T98" style:family="text">
      <style:text-properties officeooo:rsid="00da0998"/>
    </style:style>
    <style:style style:name="T99" style:family="text">
      <style:text-properties officeooo:rsid="00df5e89"/>
    </style:style>
    <style:style style:name="T100" style:family="text">
      <style:text-properties officeooo:rsid="00e12819"/>
    </style:style>
    <style:style style:name="T101" style:family="text">
      <style:text-properties officeooo:rsid="00e1e0d2"/>
    </style:style>
    <style:style style:name="T102" style:family="text">
      <style:text-properties officeooo:rsid="00e60cb4"/>
    </style:style>
    <style:style style:name="T103" style:family="text">
      <style:text-properties officeooo:rsid="00e64e69"/>
    </style:style>
    <style:style style:name="T104" style:family="text">
      <style:text-properties officeooo:rsid="00ee83ba"/>
    </style:style>
    <style:style style:name="T105" style:family="text">
      <style:text-properties officeooo:rsid="0104cbe8"/>
    </style:style>
    <style:style style:name="T106" style:family="text">
      <style:text-properties officeooo:rsid="01074bb9"/>
    </style:style>
    <style:style style:name="T107" style:family="text">
      <style:text-properties officeooo:rsid="010e957b"/>
    </style:style>
    <style:style style:name="T108" style:family="text">
      <style:text-properties officeooo:rsid="010fa446"/>
    </style:style>
    <style:style style:name="T109" style:family="text">
      <style:text-properties officeooo:rsid="0113102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91">PIONE</text:span>特性仕様書</text:p>
      <text:h text:style-name="Heading_20_1" text:outline-level="1">概要</text:h>
      <text:p text:style-name="P3"><text:span text:style-name="T92">PIONEにおける</text:span>特性とは<text:span text:style-name="T59">、タスクワーカとタスクを適切に紐づけるために、</text:span>タプル空間サーバがタスクワーカのタスク要求に対してタスクを返却するか否かを判断する仕組みで<text:span text:style-name="T58">ある。この</text:span>特性応答判断の詳細を示す。</text:p>
      <text:h text:style-name="Heading_20_2" text:outline-level="2">特性の目的</text:h>
      <text:p text:style-name="Text_20_body">特性の目的は<text:span text:style-name="T61">、多様な構成からなるタスクブローカが存在するPIONE環境において、タスクを</text:span></text:p>
      <text:h text:style-name="Heading_20_1" text:outline-level="1">特性の理論体系</text:h>
      <text:h text:style-name="P62" text:outline-level="2">応答文と<text:span text:style-name="T1">提供</text:span>式<text:span text:style-name="T60">、</text:span><text:span text:style-name="T1">要求式</text:span></text:h>
      <text:p text:style-name="P11">応答文とは、提供式と要求式から構成される文である。提供式は提供特性の組合せから構成される式であり、タスクワーカがタスクを処理出来る能力を表す。要求式は要求特性の組合せから構成される式であり、タスク処理に必要な能力を表す。応答文は<text:span text:style-name="T67">「提供</text:span><text:span text:style-name="T4">式</text:span><text:span text:style-name="T67"> ← 要求</text:span><text:span text:style-name="T4">式</text:span><text:span text:style-name="T67">」の形式で表記する。</text:span></text:p>
      <text:p text:style-name="P10"><text:span text:style-name="T1">特性による応答を判断する場合</text:span><text:span text:style-name="T3">、</text:span><text:span text:style-name="T1">提供式と要求式の組み合わせとして判断を行なう</text:span><text:span text:style-name="T2">。提供式と要求式にそれぞれ書換規則を適用し、その結果として空</text:span><text:span text:style-name="T38">応答文「* ← *」が得られる場合に応答が可能で</text:span><text:span text:style-name="T39">あると判断される。</text:span></text:p>
      <text:h text:style-name="Heading_20_2" text:outline-level="2">提供特性</text:h>
      <text:p text:style-name="Text_20_body">提供特性はタスクワーカが持つ能力を表す特性で<text:span text:style-name="T62">ある。提供特性には次のものが存在する。</text:span></text:p>
      <text:h text:style-name="P70" text:outline-level="3">可能特性</text:h>
      <text:p text:style-name="Text_20_body">可能特性は記号「^」の修飾により表わされる提供特性で<text:span text:style-name="T66">ある</text:span>。これはタスクワーカが指定の特性をタスク処理に<text:span text:style-name="T63">おいて</text:span>提供可能であることを表す<text:span text:style-name="T64">。</text:span></text:p>
      <text:p text:style-name="P28">^<text:span text:style-name="T76">GPU</text:span></text:p>
      <text:p text:style-name="P12">上記の提供特性を持つタスクワーカは<text:span text:style-name="T65">、特性「GPU」をタスク処理において提供可能である事を表している。</text:span></text:p>
      <text:h text:style-name="Heading_20_3" text:outline-level="3">限定特性</text:h>
      <text:p text:style-name="P20">限定特性は記号「!」の修飾により表わされる提供特性で<text:span text:style-name="T69">ある</text:span>。これはタスクワーカが指定の特性をタスク処理に<text:span text:style-name="T70">おいて</text:span>提供可能であり、かつその特性を要求するタスクのみ処理すべきであることを表す。</text:p>
      <text:p text:style-name="P28">!<text:span text:style-name="T68">GPU</text:span></text:p>
      <text:p text:style-name="P13">上記の提供特性を持つタスクワーカは<text:span text:style-name="T65">、特性「GPU」をタスク処理において提供可能であり、かつその特性を要求するタスクのみ処理すべきである。</text:span></text:p>
      <text:h text:style-name="Heading_20_2" text:outline-level="2">要求<text:span text:style-name="T1">特性</text:span></text:h>
      <text:p text:style-name="Text_20_body"><text:span text:style-name="T1">要求特性はタスクの処理に必要な能力を表す特性で</text:span><text:span text:style-name="T5">ある。要求特性には次のものが存在する。</text:span></text:p>
      <text:h text:style-name="Heading_20_3" text:outline-level="3"><text:soft-page-break/>必須<text:span text:style-name="T1">特性</text:span></text:h>
      <text:p text:style-name="P21">必須特性は記号「<text:span text:style-name="T88">+</text:span>」の修飾により表わされる要求特性で<text:span text:style-name="T71">ある</text:span>。これは指定の特性がタスク処理に必須であることを表して<text:span text:style-name="T72">いる。</text:span>処理を行うワーカに対してその特性を備えている事を要求する。</text:p>
      <text:p text:style-name="P28">+<text:span text:style-name="T73">GPU</text:span></text:p>
      <text:p text:style-name="P19">上記の要求特性を持つタスクは<text:span text:style-name="T65">、特性「GPU」がその処理に必須である事を表している。</text:span></text:p>
      <text:h text:style-name="Heading_20_3" text:outline-level="3">阻害特性</text:h>
      <text:p text:style-name="P22">阻害特性は記号「-」の修飾により表わされる要求特性で<text:span text:style-name="T87">ある</text:span>。これは指定の特性がタスク処理を阻害する事を表しており、処理を行うワーカに対してその特性を備えていない事を要求する。</text:p>
      <text:p text:style-name="P29">-<text:span text:style-name="T74">GPU</text:span></text:p>
      <text:p text:style-name="P8">上記の要求特性を持つタスクは<text:span text:style-name="T65">、特性「GPU」がその処理を阻害する事を表している。</text:span></text:p>
      <text:h text:style-name="Heading_20_3" text:outline-level="3">優先特性</text:h>
      <text:p text:style-name="P23">優先特性は記号「?」の修飾により表わされる要求特性で<text:span text:style-name="T89">ある</text:span>。これは項に指定された特性記号を提供するワーカは優先特性を持つタスクを優先して処理する事を要求する。</text:p>
      <text:p text:style-name="P28">?<text:span text:style-name="T75">GPU</text:span></text:p>
      <text:p text:style-name="P9">上記の要求特性を持つタスクは<text:span text:style-name="T65">、特性「GPU」を持つタスクワーカに対して優先的に割り当てられる事を表している。</text:span></text:p>
      <text:h text:style-name="Heading_20_2" text:outline-level="2">特殊特性</text:h>
      <text:p text:style-name="P24">特殊特性は提供特性としても要求特性としても使用する事が出来る特殊な特性で<text:span text:style-name="T62">ある。特殊特性には次のものが存在する。</text:span></text:p>
      <text:h text:style-name="Heading_20_3" text:outline-level="3">空特性</text:h>
      <text:p text:style-name="P25">記号「*」により表わされる特殊特性であり、これは特性の不存在を表す<text:span text:style-name="T90">。</text:span><text:span text:style-name="T11">提供特性としての空特性は能力を持たない事を表す。要求特性としての空特性は</text:span>タスク処理において特性を要求しない事を表す。</text:p>
      <text:p text:style-name="P28">*</text:p>
      <text:h text:style-name="Heading_20_3" text:outline-level="3">全特性</text:h>
      <text:p text:style-name="Text_20_body">記号「＠」により表わされる特殊特性であり、これは全ての特性の連なりを表す<text:note text:id="ftn0" text:note-class="footnote"><text:note-citation>1</text:note-citation><text:note-body><text:p text:style-name="P59"><text:span text:style-name="T97"><text:s/>全特性は他の特性とは異なり、純粋に理論上のみで必要な特性である。実際の特性設定において使用する必要はない。</text:span></text:p></text:note-body></text:note><text:span text:style-name="T97">。提供特性としての全特性はタスクワーカが全ての能力を持つ事を表す。要求特性としての全特性は</text:span>タスク処理において全ての特性<text:span text:style-name="T1">が必須となる事</text:span>を表す。</text:p>
      <text:p text:style-name="P28">@</text:p>
      <text:h text:style-name="Heading_20_2" text:outline-level="2"><text:soft-page-break/>提供式と応答式の構築</text:h>
      <text:h text:style-name="P71" text:outline-level="3">記号<text:span text:style-name="T1">一覧</text:span></text:h>
      <text:p text:style-name="P14"><text:span text:style-name="T1">応答文の記述に使用する記号は下記の通りで</text:span><text:span text:style-name="T6">ある。</text:span></text:p>
      <text:p text:style-name="P33">特性記号<text:tab/>A, B, C, ...</text:p>
      <text:p text:style-name="P33">特殊特性<text:tab/>*, @</text:p>
      <text:p text:style-name="P33">提供修飾子<text:tab/>^, !</text:p>
      <text:p text:style-name="P40">要求修飾子<text:tab/>+, -, ?</text:p>
      <text:p text:style-name="P33">応答演算子<text:tab/>←</text:p>
      <text:p text:style-name="P33">結合子<text:tab/><text:tab/>&amp;, |</text:p>
      <text:p text:style-name="P33">補助記号<text:tab/>(, )</text:p>
      <text:h text:style-name="P73" text:outline-level="3">統語</text:h>
      <text:p text:style-name="P37">応答文：</text:p>
      <text:p text:style-name="P35">提供<text:span text:style-name="T1">式</text:span> ← 要求<text:span text:style-name="T1">式</text:span></text:p>
      <text:p text:style-name="P37">提供式：</text:p>
      <text:p text:style-name="P36">*, @, ^ 特性記号, <text:span text:style-name="T37">! 特性記号, 提供式 &amp; 提供式, 提供式 | 提供式, ( 提供式 )</text:span></text:p>
      <text:p text:style-name="P37">要求式：</text:p>
      <text:p text:style-name="P35">*, @, + 特性記号, <text:span text:style-name="T37">- 特性記号, ? 特性記号, 要求式 &amp; 要求式, 要求式 | 要求式, ( 要求式 )</text:span></text:p>
      <text:p text:style-name="P32">ただし結合子は、「|」が「&amp;」の結合に優先する。例えば +A &amp; +B | +C &amp; +D であれば、+A &amp; ( +B | +C ) &amp; +D と見做される。 </text:p>
      <text:h text:style-name="P63" text:outline-level="2">書換規則</text:h>
      <text:p text:style-name="P4">提供式、要求式は、下記の規則により書き換えが可能であるとする。</text:p>
      <text:p text:style-name="P26"><text:span text:style-name="T36">※規則における下記の記号の意味は次の通り：<text:line-break/>→<text:tab/>左の記号列を右の記号列に書き換えられることを表す<text:line-break/></text:span><text:span text:style-name="T28">X<text:tab/></text:span><text:span text:style-name="T36">任意の特性記号を表す<text:line-break/></text:span><text:span text:style-name="T28">Γ<text:tab/></text:span><text:span text:style-name="T36">任意の提供式を表す<text:line-break/></text:span><text:span text:style-name="T28">Δ<text:tab/></text:span><text:span text:style-name="T36">任意の要求式を表す</text:span></text:p>
      <text:h text:style-name="P72" text:outline-level="3"><text:span text:style-name="T1">単一化</text:span>規則</text:h>
      <text:list xml:id="list8054577547661500485" text:style-name="L1">
        <text:list-item>
          <text:p text:style-name="P38"><text:span text:style-name="T1">and単一化<text:line-break/></text:span><text:span text:style-name="T31">Γ</text:span><text:span text:style-name="T1"> &amp; </text:span><text:span text:style-name="T31">Γ</text:span><text:span text:style-name="T1"> → </text:span><text:span text:style-name="T31">Γ</text:span><text:span text:style-name="T1"><text:line-break/></text:span><text:span text:style-name="T31">Δ</text:span><text:span text:style-name="T1"> &amp; </text:span><text:span text:style-name="T31">Δ</text:span><text:span text:style-name="T1"> → </text:span><text:span text:style-name="T31">Δ<text:line-break/>　</text:span><text:span text:style-name="T1">理由：　重複した式は消去して構わない</text:span></text:p>
        </text:list-item>
        <text:list-item>
          <text:p text:style-name="P41"><text:span text:style-name="T1">空特性によるand単一化</text:span><text:span text:style-name="T31"><text:line-break/>* &amp; Γ → Γ<text:line-break/>* &amp; Δ → Δ<text:line-break/>　</text:span><text:span text:style-name="T1">理由：　and結合の空特性は何も主張していない</text:span></text:p>
        </text:list-item>
        <text:list-item>
          <text:p text:style-name="P43"><text:span text:style-name="T1">or単一化<text:line-break/></text:span><text:span text:style-name="T31">Γ</text:span><text:span text:style-name="T1"> | </text:span><text:span text:style-name="T31">Γ</text:span><text:span text:style-name="T1"> → </text:span><text:span text:style-name="T31">Γ</text:span><text:span text:style-name="T1"><text:line-break/></text:span><text:span text:style-name="T31">Δ</text:span><text:span text:style-name="T1"> | </text:span><text:span text:style-name="T31">Δ</text:span><text:span text:style-name="T1"> → </text:span><text:span text:style-name="T31">Δ<text:line-break/>　</text:span><text:span text:style-name="T1">理由：　重複した式は消去して構わない</text:span></text:p>
        </text:list-item>
        <text:list-item>
          <text:p text:style-name="P43"><text:span text:style-name="T1">空特性によるor単一化</text:span><text:span text:style-name="T31"><text:line-break/>* | Δ → *</text:span><text:span text:style-name="T46"><text:line-break/>　理由：　要求式に限ればor結合の空特性は何も主張していない<text:line-break/>　（注：提供式に対する規則適用「</text:span><text:span text:style-name="T31">* | Γ → </text:span><text:span text:style-name="T46">*」は認めない）</text:span></text:p>
        </text:list-item>
        <text:list-item>
          <text:p text:style-name="P44">and集約<text:line-break/><text:soft-page-break/>(<text:span text:style-name="T25">Γ</text:span><text:span text:style-name="T32">1</text:span> &amp; <text:span text:style-name="T25">Γ</text:span><text:span text:style-name="T32">2</text:span>) | (<text:span text:style-name="T25">Γ</text:span><text:span text:style-name="T32">1</text:span> &amp; <text:span text:style-name="T25">Γ</text:span><text:span text:style-name="T32">3</text:span>) → <text:span text:style-name="T25">Γ</text:span><text:span text:style-name="T32">1</text:span> &amp; (<text:span text:style-name="T25">Γ</text:span><text:span text:style-name="T32">2</text:span> | <text:span text:style-name="T25">Γ</text:span><text:span text:style-name="T32">3</text:span>)<text:line-break/>(<text:span text:style-name="T25">Δ</text:span><text:span text:style-name="T32">1</text:span> &amp; <text:span text:style-name="T25">Δ</text:span><text:span text:style-name="T32">2</text:span>) | (<text:span text:style-name="T25">Δ</text:span><text:span text:style-name="T32">1</text:span> &amp; <text:span text:style-name="T25">Δ</text:span><text:span text:style-name="T32">3</text:span>) → <text:span text:style-name="T25">Δ</text:span><text:span text:style-name="T32">1</text:span> &amp; (<text:span text:style-name="T25">Δ</text:span><text:span text:style-name="T32">2</text:span> | <text:span text:style-name="T25">Δ</text:span><text:span text:style-name="T32">3</text:span>)<text:line-break/>　理由：　結合子＆は｜に対して分配的である</text:p>
        </text:list-item>
        <text:list-item>
          <text:p text:style-name="P44">or集約<text:line-break/>(<text:span text:style-name="T25">Γ</text:span><text:span text:style-name="T32">1</text:span> | <text:span text:style-name="T25">Γ</text:span><text:span text:style-name="T32">2</text:span>) &amp; (<text:span text:style-name="T25">Γ</text:span><text:span text:style-name="T32">1</text:span> | <text:span text:style-name="T25">Γ</text:span><text:span text:style-name="T32">3</text:span>) → <text:span text:style-name="T25">Γ</text:span><text:span text:style-name="T32">1</text:span> | (<text:span text:style-name="T25">Γ</text:span><text:span text:style-name="T32">2</text:span> &amp; <text:span text:style-name="T25">Γ</text:span><text:span text:style-name="T32">3</text:span>)<text:line-break/>(<text:span text:style-name="T25">Δ</text:span><text:span text:style-name="T32">1</text:span> | <text:span text:style-name="T25">Δ</text:span><text:span text:style-name="T32">2</text:span>) &amp; (<text:span text:style-name="T25">Δ</text:span><text:span text:style-name="T32">1</text:span> | <text:span text:style-name="T25">Δ</text:span><text:span text:style-name="T32">3</text:span>) → <text:span text:style-name="T25">Δ</text:span><text:span text:style-name="T32">1</text:span> | (<text:span text:style-name="T25">Δ</text:span><text:span text:style-name="T32">2</text:span> &amp; <text:span text:style-name="T25">Δ</text:span><text:span text:style-name="T32">3</text:span>)<text:line-break/>　理由：　結合子｜は＆に対して分配的である</text:p>
        </text:list-item>
        <text:list-item>
          <text:p text:style-name="P45">中和<text:line-break/>+<text:span text:style-name="T25">X</text:span> | -<text:span text:style-name="T25">X</text:span> → *<text:line-break/>　理由：　必須または阻害であれば特性はあってもなくても良いので何も主張していない</text:p>
        </text:list-item>
        <text:list-item>
          <text:p text:style-name="P43"><text:span text:style-name="T1">必須特性による優先特性背景化<text:line-break/>+</text:span><text:span text:style-name="T31">X</text:span><text:span text:style-name="T1"> &amp; ?</text:span><text:span text:style-name="T31">X</text:span><text:span text:style-name="T1"> → +</text:span><text:span text:style-name="T31">X<text:line-break/>　</text:span><text:span text:style-name="T1">理由：　優先特性よりも必須特性の要求が勝る</text:span></text:p>
        </text:list-item>
        <text:list-item>
          <text:p text:style-name="P45">阻害特性による優先特性背景化<text:line-break/>-<text:span text:style-name="T25">X</text:span> &amp; ?<text:span text:style-name="T25">X</text:span> → -<text:span text:style-name="T25">X<text:line-break/>　</text:span><text:span text:style-name="T47">理由：　優先特性よりも阻害特性の要求が勝る</text:span></text:p>
        </text:list-item>
        <text:list-item>
          <text:p text:style-name="P43"><text:span text:style-name="T1">優先特性による必須特性背景化<text:line-break/>?</text:span><text:span text:style-name="T31">X</text:span><text:span text:style-name="T1"> | +</text:span><text:span text:style-name="T31">X</text:span><text:span text:style-name="T1"> → ?</text:span><text:span text:style-name="T31">X<text:line-break/></text:span><text:span text:style-name="T1">　理由：　優先特性の要求は必須特性よりも弱い為、or句内では弱い要求を採る</text:span></text:p>
        </text:list-item>
        <text:list-item>
          <text:p text:style-name="P42"><text:span text:style-name="T1">優先特性による阻害特性前景化<text:line-break/>?</text:span><text:span text:style-name="T31">X</text:span><text:span text:style-name="T1"> | -</text:span><text:span text:style-name="T31">X</text:span><text:span text:style-name="T1"> → ?</text:span><text:span text:style-name="T31">X<text:line-break/></text:span><text:span text:style-name="T1">　理由：　優先特性の要求は必須特性よりも弱い為、or句内では弱い要求を採る</text:span></text:p>
        </text:list-item>
        <text:list-item>
          <text:p text:style-name="P43"><text:span text:style-name="T1">限定単一化<text:line-break/>!</text:span><text:span text:style-name="T31">X</text:span><text:span text:style-name="T1"> &amp; ^</text:span><text:span text:style-name="T31">X</text:span><text:span text:style-name="T1"> → !</text:span><text:span text:style-name="T31">X<text:line-break/></text:span><text:span text:style-name="T1">　理由：　可能特性よりも限定特性の主張が勝る</text:span></text:p>
        </text:list-item>
        <text:list-item>
          <text:p text:style-name="P43"><text:span text:style-name="T1">可能単一化<text:line-break/>!</text:span><text:span text:style-name="T31">X</text:span><text:span text:style-name="T1"> | ^</text:span><text:span text:style-name="T31">X</text:span><text:span text:style-name="T1"> → ^</text:span><text:span text:style-name="T31">X<text:line-break/></text:span><text:span text:style-name="T1">　理由：　可能特性の主張は限定特性よりも弱い為、or句内では弱い主張を採る</text:span></text:p>
        </text:list-item>
      </text:list>
      <text:h text:style-name="P74" text:outline-level="3">除去規則</text:h>
      <text:list xml:id="list6258124789604149471" text:style-name="L2">
        <text:list-item>
          <text:p text:style-name="P39"><text:span text:style-name="T37">可能特性による必須特性充足除去<text:line-break/>((^</text:span><text:span text:style-name="T29">X</text:span><text:span text:style-name="T37"> | </text:span><text:span text:style-name="T29">Γ</text:span><text:span text:style-name="T34">1</text:span><text:span text:style-name="T37">) &amp; </text:span><text:span text:style-name="T29">Γ</text:span><text:span text:style-name="T34">2</text:span><text:span text:style-name="T37"> ← (+</text:span><text:span text:style-name="T29">X</text:span><text:span text:style-name="T37"> | </text:span><text:span text:style-name="T29">Δ</text:span><text:span text:style-name="T34">1</text:span><text:span text:style-name="T37">) &amp; </text:span><text:span text:style-name="T29">Δ</text:span><text:span text:style-name="T34">2</text:span><text:span text:style-name="T37">) → (</text:span><text:span text:style-name="T29">Γ</text:span><text:span text:style-name="T34">2</text:span><text:span text:style-name="T29"> </text:span><text:span text:style-name="T37">← </text:span><text:span text:style-name="T29">Δ</text:span><text:span text:style-name="T34">2</text:span><text:span text:style-name="T37">)<text:line-break/><text:tab/><text:tab/><text:tab/><text:tab/><text:tab/>ただし</text:span><text:span text:style-name="T29">Γ</text:span><text:span text:style-name="T34">1 </text:span><text:span text:style-name="T37">及び</text:span><text:span text:style-name="T29">Γ</text:span><text:span text:style-name="T34">2 </text:span><text:span text:style-name="T53">、Δ</text:span><text:span text:style-name="T34">1</text:span><text:span text:style-name="T57">、</text:span><text:span text:style-name="T29">Δ</text:span><text:span text:style-name="T34">2</text:span><text:span text:style-name="T37">に</text:span><text:span text:style-name="T29">X</text:span><text:span text:style-name="T37">を含まない場合<text:line-break/>また</text:span><text:span text:style-name="T42">、</text:span><text:span text:style-name="T37">補助規則により</text:span><text:span text:style-name="T42">、(</text:span><text:span text:style-name="T43">^</text:span><text:span text:style-name="T30">X</text:span><text:span text:style-name="T42"> &amp; </text:span><text:span text:style-name="T30">Γ</text:span><text:span text:style-name="T42"> ← </text:span><text:span text:style-name="T30">+X</text:span><text:span text:style-name="T42"> &amp; </text:span><text:span text:style-name="T30">Δ</text:span><text:span text:style-name="T42">) → (</text:span><text:span text:style-name="T30">Γ </text:span><text:span text:style-name="T42">← </text:span><text:span text:style-name="T30">Δ</text:span><text:span text:style-name="T42">)<text:line-break/><text:tab/><text:tab/><text:tab/><text:tab/><text:tab/>ただし</text:span><text:span text:style-name="T30">Γ</text:span><text:span text:style-name="T50">及び</text:span><text:span text:style-name="T54">Δ</text:span><text:span text:style-name="T42">に</text:span><text:span text:style-name="T30">X</text:span><text:span text:style-name="T42">を含まない場合</text:span><text:span text:style-name="T37"><text:line-break/>　理由：　可能特性は必須特性の要求を満たす</text:span></text:p>
        </text:list-item>
        <text:list-item>
          <text:p text:style-name="P48">限定特性による必須特性充足除去<text:line-break/>((!<text:span text:style-name="T25">X</text:span> | <text:span text:style-name="T25">Γ</text:span><text:span text:style-name="T32">1</text:span>) &amp; <text:span text:style-name="T25">Γ</text:span><text:span text:style-name="T32">2</text:span> ← <text:span text:style-name="T47">(</text:span><text:span text:style-name="T25">+X | Δ</text:span><text:span text:style-name="T32">1</text:span><text:span text:style-name="T47">)</text:span> &amp; <text:span text:style-name="T25">Δ</text:span><text:span text:style-name="T32">2</text:span>) → (<text:span text:style-name="T25">Γ</text:span><text:span text:style-name="T32">2</text:span><text:span text:style-name="T25"> </text:span>← <text:span text:style-name="T25">Δ</text:span><text:span text:style-name="T32">2</text:span>)<text:line-break/><text:tab/><text:tab/><text:tab/><text:tab/><text:tab/>ただし<text:span text:style-name="T25">Γ</text:span><text:span text:style-name="T32">1 </text:span><text:span text:style-name="T25">及びΓ</text:span><text:span text:style-name="T32">2 </text:span><text:span text:style-name="T51">、Δ</text:span><text:span text:style-name="T32">1</text:span><text:span text:style-name="T55">、</text:span><text:span text:style-name="T25">Δ</text:span><text:span text:style-name="T32">2</text:span>に<text:span text:style-name="T25">X</text:span>を含まない場合<text:line-break/>また<text:span text:style-name="T106">、</text:span>補助規則により<text:span text:style-name="T106">、(!</text:span><text:span text:style-name="T27">X</text:span><text:span text:style-name="T106"> &amp; </text:span><text:span text:style-name="T27">Γ</text:span><text:span text:style-name="T106"> ← </text:span><text:span text:style-name="T27">+X</text:span><text:span text:style-name="T106"> &amp; </text:span><text:span text:style-name="T27">Δ</text:span><text:span text:style-name="T106">) → (</text:span><text:span text:style-name="T27">Γ </text:span><text:span text:style-name="T106">← </text:span><text:span text:style-name="T27">Δ</text:span><text:span text:style-name="T106">)<text:line-break/><text:tab/><text:tab/><text:tab/><text:tab/><text:tab/>ただし</text:span><text:span text:style-name="T27">Γ</text:span><text:span text:style-name="T48">及び</text:span><text:span text:style-name="T52">Δ</text:span><text:span text:style-name="T106">に</text:span><text:span text:style-name="T27">X</text:span><text:span text:style-name="T106">を含まない場合</text:span><text:line-break/>　理由：　限定特性は必須特性の要求を満たす</text:p>
        </text:list-item>
        <text:list-item>
          <text:p text:style-name="P49">阻害特性充足除去<text:line-break/>(<text:span text:style-name="T25">Γ </text:span><text:s/>← (-<text:span text:style-name="T25">X</text:span> | <text:span text:style-name="T25">Δ</text:span><text:span text:style-name="T32">1</text:span>)&amp; <text:span text:style-name="T25">Δ</text:span><text:span text:style-name="T32">2</text:span>) → (<text:span text:style-name="T25">Γ </text:span>← <text:span text:style-name="T25">Δ</text:span><text:span text:style-name="T32">2</text:span>)　ただし<text:span text:style-name="T25">Γ</text:span>及び<text:span text:style-name="T51">Δ</text:span><text:span text:style-name="T32">1</text:span><text:span text:style-name="T55">、</text:span><text:span text:style-name="T25">Δ</text:span><text:span text:style-name="T32">2</text:span>に<text:span text:style-name="T25">X</text:span>を含まない場合<text:line-break/>　理由：　特性が提供されていなければ、阻害特性が満たされる</text:p>
        </text:list-item>
        <text:list-item>
          <text:p text:style-name="P47">or句内空特性除去<text:line-break/><text:soft-page-break/>(<text:span text:style-name="T104">(</text:span><text:span text:style-name="T25">Γ</text:span><text:span text:style-name="T32">1</text:span><text:span text:style-name="T25"> </text:span><text:span text:style-name="T26">| </text:span>*<text:span text:style-name="T104">) &amp; </text:span><text:span text:style-name="T26">Γ</text:span> ← *) → (<text:span text:style-name="T26">Γ</text:span> ← *)<text:line-break/>　理由：　or句内の空特性は、要求が空の場合のみ除去可能</text:p>
        </text:list-item>
        <text:list-item>
          <text:p text:style-name="P46">優先特性除去<text:line-break/>(<text:span text:style-name="T25">Γ</text:span> ← ?<text:span text:style-name="T25">X</text:span> &amp; <text:span text:style-name="T25">Δ</text:span>) → (<text:span text:style-name="T25">Γ </text:span>← <text:span text:style-name="T25">Δ</text:span>)　ただし<text:span text:style-name="T25">Δ</text:span>に<text:span text:style-name="T25">X</text:span>を含まない場合<text:line-break/>　理由：　優先特性は特性応答判断に影響しない</text:p>
        </text:list-item>
        <text:list-item>
          <text:p text:style-name="P46">可能特性除去<text:line-break/>(^<text:span text:style-name="T25">X</text:span> &amp; <text:span text:style-name="T25">Γ</text:span> ← <text:span text:style-name="T25">Δ</text:span>) → (<text:span text:style-name="T25">Γ</text:span>←<text:span text:style-name="T25">Δ</text:span>)　ただし<text:span text:style-name="T25">Γ</text:span>及び<text:span text:style-name="T25">Δ</text:span>に<text:span text:style-name="T25">X</text:span>を含まない場合<text:line-break/>　理由：　可能特性は、要求特性に影響しない限り無視出来る</text:p>
        </text:list-item>
      </text:list>
      <text:h text:style-name="P74" text:outline-level="3">補助規則</text:h>
      <text:list xml:id="list8719389058544500615" text:style-name="L3">
        <text:list-item>
          <text:p text:style-name="P61"><text:span text:style-name="T37">and空特性追加<text:line-break/></text:span><text:span text:style-name="T29">Γ</text:span><text:span text:style-name="T37"> → </text:span><text:span text:style-name="T29">Γ</text:span><text:span text:style-name="T37"> &amp; *<text:line-break/></text:span><text:span text:style-name="T29">Δ</text:span><text:span text:style-name="T37"> → </text:span><text:span text:style-name="T29">Δ</text:span><text:span text:style-name="T37"> &amp; *<text:line-break/>　理由：　空特性は何も主張しない為、and結合であれば任意に追加可能</text:span></text:p>
        </text:list-item>
        <text:list-item>
          <text:p text:style-name="P60"><text:span text:style-name="T37">or空特性追加<text:line-break/></text:span><text:span text:style-name="T29">Γ</text:span><text:span text:style-name="T37"> → </text:span><text:span text:style-name="T29">Γ</text:span><text:span text:style-name="T37"> | *<text:line-break/>　理由</text:span><text:span text:style-name="T40">：　能力を弱める空特性は</text:span><text:span text:style-name="T41">or結合であれば</text:span><text:span text:style-name="T40">追加可能とする</text:span></text:p>
        </text:list-item>
        <text:list-item>
          <text:p text:style-name="P51"><text:span text:style-name="T36">or全特性追加<text:line-break/></text:span><text:span text:style-name="T28">Δ</text:span><text:span text:style-name="T36"> → </text:span><text:span text:style-name="T28">Δ</text:span><text:span text:style-name="T36"> | @<text:line-break/>　理由：　要求を強める全特性は</text:span><text:span text:style-name="T45">or</text:span><text:span text:style-name="T49">結合であれば</text:span><text:span text:style-name="T36">追加可能</text:span><text:span text:style-name="T44">とする</text:span></text:p>
        </text:list-item>
        <text:list-item>
          <text:p text:style-name="P50"><text:span text:style-name="T37">交換律<text:line-break/></text:span><text:span text:style-name="T29">Γ</text:span><text:span text:style-name="T34">1</text:span><text:span text:style-name="T53"> &amp;</text:span><text:span text:style-name="T1"> </text:span><text:span text:style-name="T31">Γ</text:span><text:span text:style-name="T35">2 </text:span><text:span text:style-name="T37">→ </text:span><text:span text:style-name="T29">Γ</text:span><text:span text:style-name="T34">2</text:span><text:span text:style-name="T37"> &amp; </text:span><text:span text:style-name="T29">Γ</text:span><text:span text:style-name="T34">1<text:line-break/></text:span><text:span text:style-name="T53">Γ</text:span><text:span text:style-name="T34">1</text:span><text:span text:style-name="T53"> | Γ</text:span><text:span text:style-name="T34">2</text:span><text:span text:style-name="T53"> → Γ</text:span><text:span text:style-name="T34">2</text:span><text:span text:style-name="T53"> | <text:s/>Γ</text:span><text:span text:style-name="T34">1<text:line-break/> </text:span><text:span text:style-name="T53">Δ</text:span><text:span text:style-name="T34">1</text:span><text:span text:style-name="T53"> &amp; Δ</text:span><text:span text:style-name="T34">2</text:span><text:span text:style-name="T53"> → Δ</text:span><text:span text:style-name="T34">2</text:span><text:span text:style-name="T53"> &amp; Δ</text:span><text:span text:style-name="T34">1<text:line-break/> </text:span><text:span text:style-name="T53">Δ</text:span><text:span text:style-name="T34">1</text:span><text:span text:style-name="T53"> | Δ</text:span><text:span text:style-name="T34">2</text:span><text:span text:style-name="T53"> → Δ</text:span><text:span text:style-name="T34">2</text:span><text:span text:style-name="T53"> | Δ</text:span><text:span text:style-name="T34">1<text:line-break/></text:span><text:span text:style-name="T1">　理由：　特性に順序はない為、交換律に従う</text:span></text:p>
        </text:list-item>
        <text:list-item>
          <text:p text:style-name="P50"><text:span text:style-name="T37">結合律<text:line-break/>(</text:span><text:span text:style-name="T29">Γ</text:span><text:span text:style-name="T34">1</text:span><text:span text:style-name="T37"> &amp; </text:span><text:span text:style-name="T29">Γ</text:span><text:span text:style-name="T34">2</text:span><text:span text:style-name="T37">) &amp; </text:span><text:span text:style-name="T29">Γ</text:span><text:span text:style-name="T34">3</text:span><text:span text:style-name="T37"> → </text:span><text:span text:style-name="T29">Γ</text:span><text:span text:style-name="T34">1</text:span><text:span text:style-name="T37"> &amp; (</text:span><text:span text:style-name="T29">Γ</text:span><text:span text:style-name="T34">2</text:span><text:span text:style-name="T37"> &amp; </text:span><text:span text:style-name="T29">Γ</text:span><text:span text:style-name="T34">3</text:span><text:span text:style-name="T37">)<text:line-break/></text:span><text:span text:style-name="T29">Γ</text:span><text:span text:style-name="T34">1</text:span><text:span text:style-name="T37"> &amp; ( </text:span><text:span text:style-name="T29">Γ</text:span><text:span text:style-name="T34">2</text:span><text:span text:style-name="T37"> &amp; </text:span><text:span text:style-name="T29">Γ</text:span><text:span text:style-name="T34">3</text:span><text:span text:style-name="T37">) → ( </text:span><text:span text:style-name="T29">Γ</text:span><text:span text:style-name="T34">1</text:span><text:span text:style-name="T37"> &amp; </text:span><text:span text:style-name="T29">Γ</text:span><text:span text:style-name="T34">2</text:span><text:span text:style-name="T37">) &amp; </text:span><text:span text:style-name="T29">Γ</text:span><text:span text:style-name="T34">3<text:line-break/></text:span><text:span text:style-name="T57">(</text:span><text:span text:style-name="T53">Γ</text:span><text:span text:style-name="T34">1</text:span><text:span text:style-name="T57"> | </text:span><text:span text:style-name="T53">Γ</text:span><text:span text:style-name="T34">2</text:span><text:span text:style-name="T57">) | </text:span><text:span text:style-name="T53">Γ</text:span><text:span text:style-name="T34">3</text:span><text:span text:style-name="T57"> → </text:span><text:span text:style-name="T53">Γ</text:span><text:span text:style-name="T34">1</text:span><text:span text:style-name="T57"> | (</text:span><text:span text:style-name="T53">Γ</text:span><text:span text:style-name="T34">2</text:span><text:span text:style-name="T57"> | </text:span><text:span text:style-name="T53">Γ</text:span><text:span text:style-name="T34">3</text:span><text:span text:style-name="T57">)<text:line-break/></text:span><text:span text:style-name="T53">Γ</text:span><text:span text:style-name="T34">1</text:span><text:span text:style-name="T57"> | ( </text:span><text:span text:style-name="T53">Γ</text:span><text:span text:style-name="T34">2</text:span><text:span text:style-name="T57"> | </text:span><text:span text:style-name="T53">Γ</text:span><text:span text:style-name="T34">3</text:span><text:span text:style-name="T57">) → ( </text:span><text:span text:style-name="T53">Γ</text:span><text:span text:style-name="T34">1</text:span><text:span text:style-name="T57"> | </text:span><text:span text:style-name="T53">Γ</text:span><text:span text:style-name="T34">2</text:span><text:span text:style-name="T57">) | </text:span><text:span text:style-name="T53">Γ</text:span><text:span text:style-name="T34">3</text:span><text:span text:style-name="T37"><text:line-break/>(</text:span><text:span text:style-name="T29">Δ</text:span><text:span text:style-name="T34">1</text:span><text:span text:style-name="T37"> &amp; </text:span><text:span text:style-name="T29">Δ</text:span><text:span text:style-name="T34">2</text:span><text:span text:style-name="T37">) &amp; </text:span><text:span text:style-name="T29">Δ</text:span><text:span text:style-name="T34">3</text:span><text:span text:style-name="T37"> → </text:span><text:span text:style-name="T29">Δ</text:span><text:span text:style-name="T34">1</text:span><text:span text:style-name="T37"> &amp; (</text:span><text:span text:style-name="T29">Δ</text:span><text:span text:style-name="T34">2</text:span><text:span text:style-name="T37"> &amp; </text:span><text:span text:style-name="T29">Δ</text:span><text:span text:style-name="T34">3</text:span><text:span text:style-name="T37">)<text:line-break/></text:span><text:span text:style-name="T29">Δ</text:span><text:span text:style-name="T34">1</text:span><text:span text:style-name="T37"> &amp; (</text:span><text:span text:style-name="T29">Δ</text:span><text:span text:style-name="T34">2</text:span><text:span text:style-name="T37"> &amp; </text:span><text:span text:style-name="T29">Δ</text:span><text:span text:style-name="T34">3</text:span><text:span text:style-name="T57">)</text:span><text:span text:style-name="T37"> → (</text:span><text:span text:style-name="T29">Δ</text:span><text:span text:style-name="T34">1</text:span><text:span text:style-name="T37"> &amp; </text:span><text:span text:style-name="T29">Δ</text:span><text:span text:style-name="T34">2</text:span><text:span text:style-name="T57">)</text:span><text:span text:style-name="T37"> &amp; </text:span><text:span text:style-name="T29">Δ</text:span><text:span text:style-name="T34">3<text:line-break/></text:span><text:span text:style-name="T37">(</text:span><text:span text:style-name="T29">Δ</text:span><text:span text:style-name="T34">1</text:span><text:span text:style-name="T37"> | </text:span><text:span text:style-name="T29">Δ</text:span><text:span text:style-name="T34">2</text:span><text:span text:style-name="T37">) | </text:span><text:span text:style-name="T29">Δ</text:span><text:span text:style-name="T34">3</text:span><text:span text:style-name="T37"> → </text:span><text:span text:style-name="T29">Δ</text:span><text:span text:style-name="T34">1</text:span><text:span text:style-name="T37"> | (</text:span><text:span text:style-name="T29">Δ</text:span><text:span text:style-name="T34">2</text:span><text:span text:style-name="T37"> | </text:span><text:span text:style-name="T29">Δ</text:span><text:span text:style-name="T34">3</text:span><text:span text:style-name="T37">)<text:line-break/></text:span><text:span text:style-name="T29">Δ</text:span><text:span text:style-name="T34">1</text:span><text:span text:style-name="T37"> | (</text:span><text:span text:style-name="T29">Δ</text:span><text:span text:style-name="T34">2</text:span><text:span text:style-name="T37"> | </text:span><text:span text:style-name="T29">Δ</text:span><text:span text:style-name="T34">3</text:span><text:span text:style-name="T57">)</text:span><text:span text:style-name="T37"> → (</text:span><text:span text:style-name="T29">Δ</text:span><text:span text:style-name="T34">1</text:span><text:span text:style-name="T37"> | </text:span><text:span text:style-name="T29">Δ</text:span><text:span text:style-name="T34">2</text:span><text:span text:style-name="T57">)</text:span><text:span text:style-name="T37"> | </text:span><text:span text:style-name="T29">Δ</text:span><text:span text:style-name="T34">3<text:line-break/></text:span><text:span text:style-name="T1">　理由：　＆及び｜は結合的である</text:span></text:p>
        </text:list-item>
      </text:list>
      <text:h text:style-name="Heading_20_2" text:outline-level="2">応答判断</text:h>
      <text:p text:style-name="P53"><text:span text:style-name="T36">応答判断は、下記に示す応答文に対する書換規則の適用により実現する。応答文を書換規則により「* ← *」に書き換える事が出来る場合、応答文は真であると判断する（要求特性のないタスクは、提供特性のないワーカにより処理可能である為）。それ以外の場合、応答文は偽である。</text:span>書換規則の適用による応答判断の具体的な手順は次の通りで<text:span text:style-name="T93">ある。</text:span></text:p>
      <text:list xml:id="list5226567152158555820" text:style-name="L4">
        <text:list-item>
          <text:p text:style-name="P52">単一化規則を全て適用し、書き換え可能な箇所がなくなるまで繰り返す</text:p>
        </text:list-item>
        <text:list-item>
          <text:p text:style-name="P52">上記の結果に対して除去規則を全て適用し、書き換え可能な箇所がなくなるまで繰り返す</text:p>
        </text:list-item>
        <text:list-item>
          <text:p text:style-name="P54">1に戻り、全ての規則が適用できなくなるまで繰り返す</text:p>
        </text:list-item>
        <text:list-item>
          <text:p text:style-name="P55">上記により得られた特性応答文が「* ← *」である場合には真、それ以外の場合には偽と判<text:soft-page-break/>断する</text:p>
        </text:list-item>
      </text:list>
      <text:h text:style-name="Heading_20_3" text:outline-level="3">応答判断例</text:h>
      <text:p text:style-name="Text_20_body"><text:span text:style-name="T1">ワーカのタスク取得要求に対して、タプル空間サーバはワーカがタスクを処理出来るか否かを判断する。これを</text:span>応答判断と<text:span text:style-name="T1">呼び、今回はこの判断を決定可能なシステムを構築する。</text:span></text:p>
      <text:h text:style-name="Heading_20_4" text:outline-level="4">例<text:span text:style-name="T1">：応答文「!Interactive &amp; ^X ← +Interactive」</text:span></text:h>
      <text:p text:style-name="P27">!Interactive &amp; ^X ← +Interactive<text:line-break/>!Interactive &amp; ^X <text:span text:style-name="T95">&amp; *</text:span> ← +Interactive &amp; * （<text:span text:style-name="T94">and</text:span>空特性追加）<text:line-break/>^X <text:span text:style-name="T96">&amp; *</text:span> ← *　（限定特性による必須特性充足除去）<text:line-break/>* ← *　（可能特性除去）</text:p>
      <text:p text:style-name="P3">応答文「!Interactive &amp; ^X ← +Interactive」（「X」の能力を持つ「Interactive」のみを実行したいワーカは、Interactiveであることを要求するタスクを処理可能か？）は、応答可能である。</text:p>
      <text:h text:style-name="Heading_20_4" text:outline-level="4">例：応答文「!Interactive &amp; !Linux ← +Interactive &amp; +Windows」</text:h>
      <text:p text:style-name="P65">!Interactive &amp; ^Linux <text:span text:style-name="T1">← +Interactive &amp; -Windows<text:line-break/>!Interactive &amp; ^Linux </text:span><text:span text:style-name="T12">&amp; *</text:span><text:span text:style-name="T1"> ← +Interactive &amp; -Windows </text:span><text:span text:style-name="T12">&amp; * （</text:span><text:span text:style-name="T13">and</text:span><text:span text:style-name="T12">空特性追加）</text:span><text:span text:style-name="T1"><text:line-break/>^Linux ← +Windows　（限定特性による必須特性充足除去）</text:span></text:p>
      <text:p text:style-name="Text_20_body">応答文「!Interactive &amp; ^Linux ← +Interactive &amp; +Windows」<text:span text:style-name="T1">（「Linux」の能力を持つ「Interactive」のみを実行したいワーカは、InteractiveかつWindowsを要求するタスクを処理可能か？）は、応答不可である。</text:span></text:p>
      <text:h text:style-name="Heading_20_4" text:outline-level="4">例「^A <text:span text:style-name="T1">← +A</text:span>」</text:h>
      <text:p text:style-name="記述例">^A <text:span text:style-name="T1">← +A<text:line-break/>^A &amp; * ← +A &amp; *　（and空特性追加）<text:line-break/>(^A | </text:span><text:span text:style-name="T22">*</text:span><text:span text:style-name="T1">) &amp; * ← (+A | @) &amp; * （</text:span><text:span text:style-name="T23">or 空特性追加</text:span><text:span text:style-name="T24">、</text:span><text:span text:style-name="T23">及び</text:span><text:span text:style-name="T1">or全特性追加）<text:line-break/>* ← *　（可能特性による必須特性充足除去）</text:span></text:p>
      <text:p text:style-name="P6">以上により「* ← *」が導出された為、応答文「^A ← +A」は真である。</text:p>
      <text:h text:style-name="Heading_20_4" text:outline-level="4">例「^A <text:span text:style-name="T1">← -A</text:span>」</text:h>
      <text:p text:style-name="P67">^A <text:span text:style-name="T1">← -A<text:line-break/></text:span><text:span text:style-name="T14">^A &amp; * ← -A &amp; *　（and空特性追加）</text:span></text:p>
      <text:p text:style-name="P56">「<text:span text:style-name="T98">^A &amp; * ← -A &amp; *</text:span>」に適用可能な除去規則は存在しない為（-Aを除去できるのは、阻害特性充足除去のみであるが、適用不可）、「* ← *」に書き換えることはできない。従って応答文「^A ← -A」は偽である。</text:p>
      <text:h text:style-name="Heading_20_4" text:outline-level="4">例「^A <text:span text:style-name="T1">← ?A</text:span>」</text:h>
      <text:p text:style-name="記述例">^A <text:span text:style-name="T1">← ?A<text:line-break/>^A </text:span><text:span text:style-name="T15">&amp; *</text:span><text:span text:style-name="T1"> ← ?A &amp; *　（and空特性追加）<text:line-break/>^A </text:span><text:span text:style-name="T16">&amp; * </text:span><text:span text:style-name="T1">← *　（優先特性除去）<text:line-break/>* ← *　（可能特性除去）</text:span></text:p>
      <text:p text:style-name="P6">以上により「* ← *」が導出された為、応答文「^A ← ?A」は真である。</text:p>
      <text:h text:style-name="Heading_20_4" text:outline-level="4"><text:soft-page-break/>例「!A <text:span text:style-name="T1">← ?A</text:span>」</text:h>
      <text:p text:style-name="記述例">!A <text:span text:style-name="T1">← ?A<text:line-break/>!A </text:span><text:span text:style-name="T17">&amp; * </text:span><text:span text:style-name="T1">← ?A &amp; *　（and空特性追加）<text:line-break/>!A </text:span><text:span text:style-name="T18">&amp; * </text:span><text:span text:style-name="T1">← *　（優先特性除去）</text:span></text:p>
      <text:p text:style-name="P3"><text:span text:style-name="T1">「!A </text:span><text:span text:style-name="T99">&amp; *</text:span>←<text:span text:style-name="T1"> *」に適用可能な除去規則は存在しない為、「* ← *」に書き換えることはできない。従って応答文「!A </text:span>←<text:span text:style-name="T1"> ?A」は偽である。</text:span></text:p>
      <text:h text:style-name="Heading_20_4" text:outline-level="4">例「!A &amp; !B ← +A &amp; +B」</text:h>
      <text:p text:style-name="P66">!A &amp; !B ← +A &amp; +B</text:p>
      <text:p text:style-name="P66">!<text:span text:style-name="T100">A &amp; !B &amp; * ← +A &amp; +B &amp; *</text:span><text:span text:style-name="T19">　（and空特性追加）</text:span><text:line-break/>!B <text:span text:style-name="T101">&amp; *</text:span> ← +B <text:span text:style-name="T101">&amp; *</text:span>　（限定特性による必須特性充足除去）<text:line-break/>* ← *　（限定特性による必須特性充足除去）</text:p>
      <text:p text:style-name="P6">以上により「* ← *」が導出された為、応答文「!A &amp; !B ← +A &amp; +B」は真である。</text:p>
      <text:h text:style-name="Heading_20_4" text:outline-level="4">例「!A | !B ← +A &amp; +B」</text:h>
      <text:p text:style-name="記述例">!A | !B ← +A &amp; +B<text:line-break/>(!A | !B) &amp; * <text:span text:style-name="T1">← +A &amp; +B </text:span><text:span text:style-name="T20">&amp; *</text:span><text:span text:style-name="T1">　（and空特性追加）<text:line-break/>* ← +B　（</text:span><text:span text:style-name="T37">限定特性による必須特性充足除去</text:span><text:span text:style-name="T1">）</text:span></text:p>
      <text:p text:style-name="P3">「* ← +B」に適用可能な除去規則は存在しない為、「* ← *」に書き換えることはできない。従って応答文「!A | !B ← +A &amp; +B」は偽である。</text:p>
      <text:h text:style-name="Heading_20_4" text:outline-level="4">例「^A | !B <text:span text:style-name="T1">←</text:span> +A」</text:h>
      <text:p text:style-name="記述例">^A | !B ← +A<text:line-break/>(^A | !B) &amp; * ←<text:span text:style-name="T1"> +A &amp; *　（and空特性追加）<text:line-break/>* ← *　（</text:span><text:span text:style-name="T37">限定特性による必須特性充足除去</text:span><text:span text:style-name="T1">）</text:span></text:p>
      <text:p text:style-name="P3"><text:span text:style-name="T37">以上により「* ← *」が導出された為、応答文「^A | !B </text:span><text:span text:style-name="T36">←</text:span><text:span text:style-name="T37"> +A」は真である。</text:span></text:p>
      <text:h text:style-name="Heading_20_4" text:outline-level="4">例「^A | ^B <text:span text:style-name="T1">←</text:span> +A &amp; +B」</text:h>
      <text:p text:style-name="記述例">^A | ^B → +A &amp; +B<text:line-break/>(^A | ^B) &amp; * ←<text:span text:style-name="T1"> +A &amp; +B </text:span><text:span text:style-name="T21">&amp; *</text:span><text:span text:style-name="T1">　（and空特性追加）<text:line-break/>* ← +B　（</text:span><text:span text:style-name="T37">可能特性による必須特性充足除去</text:span><text:span text:style-name="T1">）</text:span></text:p>
      <text:p text:style-name="P3">「* ← +B」に適用可能な除去規則は存在しない為、「* ← *」に書き換えることはできない。従って応答文「(^A | ^B) ← +A &amp; +B」は偽である。</text:p>
      <text:h text:style-name="Heading_20_4" text:outline-level="4">例「!<text:span text:style-name="T105">A</text:span> | *<text:span text:style-name="T1"> ← +A</text:span>」</text:h>
      <text:p text:style-name="P68">!A <text:span text:style-name="T105">| </text:span>* <text:span text:style-name="T1">← +A<text:line-break/>(!A | *) &amp; * ← +A &amp; * （and空特性追加）<text:line-break/>* ← *　（限定特性による必須特性充足除去）</text:span></text:p>
      <text:p text:style-name="P57">以上により「* ← *」が導出された為、応答文「!<text:span text:style-name="T105">A</text:span> | * ← +A」は真である。</text:p>
      <text:h text:style-name="Heading_20_4" text:outline-level="4"><text:soft-page-break/>例「* | !A ← -A」</text:h>
      <text:p text:style-name="記述例">* | !A ← -A<text:line-break/>(* | !A) &amp; * ← -A &amp; * (and空特性追加)</text:p>
      <text:p text:style-name="P6">以上により「* ← *」が導出された為、応答文「* | !A ← -A」は偽である。</text:p>
      <text:h text:style-name="P75" text:outline-level="4">例「!A <text:span text:style-name="T107">| </text:span>* ← ?A」</text:h>
      <text:p text:style-name="P69">!A <text:span text:style-name="T108">| </text:span>* ← ?A<text:line-break/><text:span text:style-name="T102">(!A | *)</text:span> <text:span text:style-name="T102">&amp; * </text:span>← ?A &amp; * (and空特性追加)<text:line-break/><text:span text:style-name="T103">(!A | *) &amp; *</text:span> ← * (優先特性除去)<text:line-break/></text:p>
      <text:p text:style-name="P58">以上により「* ← *」が導出された為、応答文「* | !A ← ?A」は真である。</text:p>
      <text:h text:style-name="Heading_20_1" text:outline-level="1">特性の設定方法</text:h>
      <text:p text:style-name="P7">実際の<text:span text:style-name="T77">PIONE環境において特性を活用するには、タスクワーカとルールのそれぞれに特性を設定を行なう。この設定された特性に基づいてタプル空間サーバはタスクをタスクワーカに配信する。</text:span></text:p>
      <text:h text:style-name="P64" text:outline-level="2">タスクワーカに対する提供特性の設定方法</text:h>
      <text:h text:style-name="Heading_20_3" text:outline-level="3">クライアント</text:h>
      <text:p text:style-name="P15">クライアント側のタスクワーカに対して提供特性を設定するには、pione-clientコマンドを実行する際に例えば次のよ<text:span text:style-name="T84">うにfeature</text:span>オプションを指定する<text:note text:id="ftn1" text:note-class="footnote"><text:note-citation>2</text:note-citation><text:note-body><text:p text:style-name="Footnote">ウェブクライアントもクライアント側で<text:span text:style-name="T80">あるが、</text:span>現在のところ特性を設定する方法が存在しな<text:span text:style-name="T80">い。</text:span></text:p></text:note-body></text:note>。</text:p>
      <text:p text:style-name="P30">pione-client <text:span text:style-name="T82">--feature "^X"</text:span> example/<text:span text:style-name="T79">FeatureExample</text:span></text:p>
      <text:p text:style-name="P15">この場合、<text:span text:style-name="T85">pione-clientから起動される全てのタスクワーカは提供特性「X」を持つ。</text:span></text:p>
      <text:h text:style-name="Heading_20_3" text:outline-level="3">タスクワーカブローカ</text:h>
      <text:p text:style-name="P16">タスクワーカブローカ側のタスクワーカに対して特性を設定には<text:span text:style-name="T78">、pione-task-worker-brokerコマンドを実行する際に次のようにfeatureオプションを指定する。</text:span></text:p>
      <text:p text:style-name="P31">pione-<text:span text:style-name="T86">task-worker-broker</text:span> <text:span text:style-name="T82">--feature "^X"</text:span></text:p>
      <text:p text:style-name="P17">この場合、タスクワーカブローカから起動される<text:span text:style-name="T85">全てのタスクワーカは提供特性「X」を持つ。</text:span></text:p>
      <text:h text:style-name="Heading_20_2" text:outline-level="2">ルールに対する要求特性の設定方法</text:h>
      <text:p text:style-name="P15">ルールに対して要求特性を設定するには<text:span text:style-name="T81">、次のようにルールを記述する。</text:span></text:p>
      <text:p text:style-name="記述例">Rule Main </text:p>
      <text:p text:style-name="記述例"><text:s text:c="2"/>output 'message.txt' </text:p>
      <text:p text:style-name="記述例"><text:s text:c="2"/><text:span text:style-name="T82">feature +X </text:span></text:p>
      <text:p text:style-name="記述例">Action </text:p>
      <text:p text:style-name="記述例"><text:s text:c="2"/>echo "I can take the task." &gt; {$O[1]} </text:p>
      <text:p text:style-name="記述例">End</text:p>
      <text:h text:style-name="Heading_20_2" text:outline-level="2"><text:soft-page-break/>制限事項</text:h>
      <text:p text:style-name="P18">実装上の制限により<text:span text:style-name="T83">、</text:span><text:span text:style-name="T7">結合子の優先順位は理論とは異なる</text:span><text:span text:style-name="T8">。この為</text:span><text:span text:style-name="T9">、結合子「|」「&amp;」が混在する式を書く場合には補助記号によりその範囲を明示する必要が</text:span><text:span text:style-name="T10">ある。</text:span></text:p>
      <text:p text:style-name="P5">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8cm" fo:margin-bottom="0.28cm" style:contextual-spacing="true" fo:keep-together="always" fo:text-indent="0cm" style:auto-text-indent="false" style:page-number="auto" fo:background-color="transparent" fo:padding="0.25cm" fo:border="0.26pt solid #000000" style:shadow="none" style:join-border="tru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d1576" style:language-asian="ja" style:country-asian="JP"/>
    </style:style>
    <style:style style:name="MP2" style:family="paragraph" style:parent-style-name="Header">
      <style:text-properties style:language-asian="ja" style:country-asian="JP"/>
    </style:style>
    <style:style style:name="MT1" style:family="text">
      <style:text-properties officeooo:rsid="00b64c2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text:span>特性仕様書<text:tab/><text:tab/></text:p>
        <text:p text:style-name="MP2"><text:tab/><text:tab/>㈱なうデータ研究所</text:p>
      </style:header>
      <style:footer>
        <text:p text:style-name="Footer"><text:tab/>－<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7H20M23S</meta:editing-duration>
    <meta:editing-cycles>2561</meta:editing-cycles>
    <meta:generator>LibreOffice/4.2.7.2$Linux_X86_64 LibreOffice_project/420m0$Build-2</meta:generator>
    <dc:date>2014-12-16T22:05:37.849595636</dc:date>
    <meta:print-date>2012-05-23T16:31:37.38</meta:print-date>
    <dc:creator>keita</dc:creator>
    <meta:document-statistic meta:table-count="0" meta:image-count="0" meta:object-count="0" meta:page-count="9" meta:paragraph-count="164" meta:word-count="5405" meta:character-count="7425" meta:non-whitespace-character-count="6442"/>
    <meta:user-defined meta:name="Info 1"/>
    <meta:user-defined meta:name="Info 2"/>
    <meta:user-defined meta:name="Info 3"/>
    <meta:user-defined meta:name="Info 4"/>
  </office:meta>
</office:document-meta>
</file>